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, Arial" style:font-family-generic="swiss"/>
    <style:font-face style:name="Book Antiqua" svg:font-family="'Book Antiqua', 'Book Antiqua'" style:font-family-generic="swiss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 style:text-autospace="none"/>
      <style:text-properties fo:color="#000000" style:font-name="Book Antiqua" fo:font-size="11.5pt" fo:font-weight="bold" style:font-name-asian="Book Antiqua" style:font-size-asian="11.5pt" style:font-weight-asian="bold" style:font-name-complex="Book Antiqua" style:font-size-complex="11.5pt" style:font-weight-complex="bold"/>
    </style:style>
    <style:style style:name="P2" style:family="paragraph" style:parent-style-name="Default">
      <style:paragraph-properties fo:text-align="center" style:justify-single-word="false" style:text-autospace="none"/>
      <style:text-properties fo:color="#000000" style:text-line-through-style="none" style:font-name="Book Antiqua" fo:font-size="11.5pt" style:text-underline-style="none" fo:font-weight="bold" style:font-name-asian="Book Antiqua" style:font-size-asian="11.5pt" style:font-weight-asian="bold" style:font-name-complex="Book Antiqua" style:font-size-complex="11.5pt" style:font-weight-complex="bold"/>
    </style:style>
    <style:style style:name="P3" style:family="paragraph" style:parent-style-name="Default">
      <style:paragraph-properties fo:line-height="115%" style:text-autospace="none"/>
      <style:text-properties fo:color="#000000" style:text-line-through-style="none" style:font-name="Arial1" fo:font-size="11.5pt" style:text-underline-style="none" fo:font-weight="normal" style:font-name-asian="Arial1" style:font-size-asian="11.5pt" style:font-weight-asian="normal" style:font-name-complex="Arial1" style:font-size-complex="11.5pt" style:font-weight-complex="normal"/>
    </style:style>
    <style:style style:name="P4" style:family="paragraph" style:parent-style-name="Default">
      <style:paragraph-properties fo:line-height="115%" fo:text-align="justify" style:justify-single-word="false" style:text-autospace="none"/>
      <style:text-properties fo:color="#000000" style:text-line-through-style="none" style:font-name="Arial1" fo:font-size="11.5pt" style:text-underline-style="none" fo:font-weight="normal" style:font-name-asian="Arial1" style:font-size-asian="11.5pt" style:font-weight-asian="normal" style:font-name-complex="Arial1" style:font-size-complex="11.5pt" style:font-weight-complex="normal"/>
    </style:style>
    <style:style style:name="P5" style:family="paragraph" style:parent-style-name="Default">
      <style:paragraph-properties style:text-autospace="none"/>
      <style:text-properties fo:color="#000000" style:text-line-through-style="none" style:font-name="Arial1" fo:font-size="11.5pt" style:text-underline-style="none" fo:font-weight="normal" style:font-name-asian="Arial1" style:font-size-asian="11.5pt" style:font-weight-asian="normal" style:font-name-complex="Arial1" style:font-size-complex="11.5pt" style:font-weight-complex="normal"/>
    </style:style>
    <style:style style:name="P6" style:family="paragraph" style:parent-style-name="Default">
      <style:paragraph-properties fo:margin-left="0in" fo:margin-right="0in" fo:margin-top="0in" fo:margin-bottom="0.0528in" fo:line-height="115%" fo:text-align="justify" style:justify-single-word="false" fo:text-indent="0in" style:auto-text-indent="false" style:text-autospace="none"/>
      <style:text-properties fo:color="#000000" style:text-line-through-style="none" style:font-name="Arial1" fo:font-size="11.5pt" style:text-underline-style="none" fo:font-weight="normal" style:font-name-asian="Arial1" style:font-size-asian="11.5pt" style:font-weight-asian="normal" style:font-name-complex="Arial1" style:font-size-complex="11.5pt" style:font-weight-complex="normal"/>
    </style:style>
    <style:style style:name="P7" style:family="paragraph" style:parent-style-name="Default">
      <style:paragraph-properties fo:margin-left="0in" fo:margin-right="0in" fo:margin-top="0in" fo:margin-bottom="0in" fo:line-height="115%" fo:text-align="justify" style:justify-single-word="false" fo:text-indent="0in" style:auto-text-indent="false" style:text-autospace="none"/>
      <style:text-properties fo:color="#000000" style:text-line-through-style="none" style:font-name="Arial1" fo:font-size="11.5pt" style:text-underline-style="none" fo:font-weight="normal" style:font-name-asian="Arial1" style:font-size-asian="11.5pt" style:font-weight-asian="normal" style:font-name-complex="Arial1" style:font-size-complex="11.5pt" style:font-weight-complex="normal"/>
    </style:style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-</text:p>
      <text:p text:style-name="P1"/>
      <text:p text:style-name="P1"/>
      <text:p text:style-name="P1"/>
      <text:p text:style-name="P1"/>
      <text:p text:style-name="P1"/>
      <text:p text:style-name="P1">GAP CERTIFICATE </text:p>
      <text:p text:style-name="P2"/>
      <text:p text:style-name="P2"/>
      <text:p text:style-name="P2">AFFIDAVIT </text:p>
      <text:p text:style-name="P5"/>
      <text:p text:style-name="P5"/>
      <text:p text:style-name="P4">I, .......................(Full Name), age …… years, residing at …..................................................................................................................................................... (address), do hereby state and declare on solemn affirmation as under: </text:p>
      <text:p text:style-name="P6"/>
      <text:p text:style-name="P6"> I declare that I have passed....................(previous qualification) from …............................................(School/College/University) in …...................... , since then I did not enrol my name in any College/ Institute/ University and/ or elsewhere as a regular student during my gap due to …..................................................................... . </text:p>
      <text:p text:style-name="P6"/>
      <text:p text:style-name="P6"> I declare that now I wish to continue my further studies. </text:p>
      <text:p text:style-name="P6"/>
      <text:p text:style-name="P6"> I understand that my loan proposal is liable for cancellation in case the above information is found to be incorrect. </text:p>
      <text:p text:style-name="P7"/>
      <text:p text:style-name="P7"> I declare that I am executing this affidavit to produce the same before State Bank of India to prove my gap period in Education and enable them to consider my loan proposal. </text:p>
      <text:p text:style-name="P4"/>
      <text:p text:style-name="P4"/>
      <text:p text:style-name="P4">What I stated above is true and correct to the best of my knowledge and belief. </text:p>
      <text:p text:style-name="P4">SOLEMNLY AFFIRMED AT RAIPUR</text:p>
      <text:p text:style-name="P4"/>
      <text:p text:style-name="P4">This........ Day of …...........2021</text:p>
      <text:p text:style-name="P4"/>
      <text:p text:style-name="P4"/>
      <text:p text:style-name="P4"/>
      <text:p text:style-name="P3">Signature of applicant(s) </text:p>
      <text:p text:style-name="P3">Deponent </text:p>
      <text:p text:style-name="P3"/>
      <text:p text:style-name="P3"/>
      <text:p text:style-name="P3"/>
      <text:p text:style-name="P3"/>
      <text:p text:style-name="P3">Explained &amp; identified by me. Before Me. </text:p>
      <text:p text:style-name="P3">Signature of Not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, Arial" style:font-family-generic="swiss"/>
    <style:font-face style:name="Book Antiqua" svg:font-family="'Book Antiqua', 'Book Antiqua'" style:font-family-generic="swiss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2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Default" style:family="paragraph" style:parent-style-name="Default_20_Text">
      <style:paragraph-properties fo:text-align="start" style:justify-single-word="false" style:text-autospace="none"/>
      <style:text-properties fo:color="#000000" style:font-name="Book Antiqua" fo:font-size="12pt" style:font-name-asian="Book Antiqua" style:font-size-asian="12pt" style:font-name-complex="Book Antiqua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dc:date>2021-08-26T16:37:56.39</dc:date>
    <meta:editing-duration>PT04H17M57S</meta:editing-duration>
    <meta:editing-cycles>9</meta:editing-cycles>
    <meta:print-date>2021-08-26T13:56:38.76</meta:print-date>
    <meta:document-statistic meta:table-count="0" meta:image-count="0" meta:object-count="0" meta:page-count="1" meta:paragraph-count="15" meta:word-count="173" meta:character-count="1296"/>
    <meta:user-defined meta:name="Info 1"/>
    <meta:user-defined meta:name="Info 2"/>
    <meta:user-defined meta:name="Info 3"/>
    <meta:user-defined meta:name="Info 4"/>
  </office:meta>
</office:document-meta>
</file>